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0mm" svg:y="63.22mm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75.95mm" svg:y="63.23mm">
            <draw:object draw:notify-on-update-of-ranges="Sheet1.G5:Sheet1.G8 Sheet1.H5:Sheet1.H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5.63mm" svg:y="61.81mm">
            <draw:object draw:notify-on-update-of-ranges="Sheet1.R6:Sheet1.R9 Sheet1.S6:Sheet1.S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mm" svg:height="90.05mm" svg:x="104.8mm" svg:y="177.16mm">
            <draw:object draw:notify-on-update-of-ranges="Sheet1.B44:Sheet1.B48 Sheet1.C44:Sheet1.C4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5" calcext:value-type="float">
            <text:p>2,95</text:p>
          </table:table-cell>
          <table:table-cell table:formula="of:=[.C3]*[.$D$2]" office:value-type="float" office:value="1271.45" calcext:value-type="float">
            <text:p>1271,45</text:p>
          </table:table-cell>
          <table:table-cell table:number-columns-repeated="2"/>
          <table:table-cell table:style-name="ce1" office:value-type="string" calcext:value-type="string">
            <text:p>messung (27.04.2015)</text:p>
          </table:table-cell>
          <table:table-cell table:number-columns-repeated="10"/>
          <table:table-cell office:value-type="string" calcext:value-type="string">
            <text:p>messung nach dem OPA336U (02.06.2015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,7</text:p>
          </table:table-cell>
          <table:table-cell table:formula="of:=[.C4]*[.$D$2]" office:value-type="float" office:value="1594.7" calcext:value-type="float">
            <text:p>1594,7</text:p>
          </table:table-cell>
          <table:table-cell table:number-columns-repeated="4"/>
          <table:table-cell table:style-name="ce2" office:value-type="string" calcext:value-type="string">
            <text:p>331x</text:p>
          </table:table-cell>
          <table:table-cell table:style-name="ce2" office:value-type="string" calcext:value-type="string">
            <text:p>431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.43" calcext:value-type="float">
            <text:p>4,43</text:p>
          </table:table-cell>
          <table:table-cell table:formula="of:=[.C5]*[.$D$2]" office:value-type="float" office:value="1909.33" calcext:value-type="float">
            <text:p>1909,3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.15" calcext:value-type="float">
            <text:p>2,15</text:p>
          </table:table-cell>
          <table:table-cell table:formula="of:=[.H5]*331/1000" office:value-type="float" office:value="0.71165" calcext:value-type="float">
            <text:p>0,71165</text:p>
          </table:table-cell>
          <table:table-cell table:formula="of:=[.H5]*431/1000" office:value-type="float" office:value="0.92665" calcext:value-type="float">
            <text:p>0,92665</text:p>
          </table:table-cell>
          <table:table-cell table:number-columns-repeated="7"/>
          <table:table-cell table:style-name="ce3" office:value-type="string" calcext:value-type="string">
            <text:p>Degree C</text:p>
          </table:table-cell>
          <table:table-cell table:style-name="ce3"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148*[.B6]-0.747" office:value-type="float" office:value="5.173" calcext:value-type="float">
            <text:p>5,173</text:p>
          </table:table-cell>
          <table:table-cell table:formula="of:=[.C6]*[.$D$2]" office:value-type="float" office:value="2229.563" calcext:value-type="float">
            <text:p>2229,56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.21" calcext:value-type="float">
            <text:p>3,21</text:p>
          </table:table-cell>
          <table:table-cell table:formula="of:=[.H6]*331/1000" office:value-type="float" office:value="1.06251" calcext:value-type="float">
            <text:p>1,06251</text:p>
          </table:table-cell>
          <table:table-cell table:formula="of:=[.H6]*431/1000" office:value-type="float" office:value="1.38351" calcext:value-type="float">
            <text:p>1,383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,72</text:p>
          </table:table-cell>
          <table:table-cell table:formula="of:=[.N6]*1000/[.M6]" office:value-type="float" office:value="245.714285714286" calcext:value-type="float">
            <text:p>245,7142857143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148*[.B7]-0.747" office:value-type="float" office:value="5.913" calcext:value-type="float">
            <text:p>5,913</text:p>
          </table:table-cell>
          <table:table-cell table:formula="of:=[.C7]*[.$D$2]" office:value-type="float" office:value="2548.503" calcext:value-type="float">
            <text:p>2548,50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.61" calcext:value-type="float">
            <text:p>3,61</text:p>
          </table:table-cell>
          <table:table-cell table:formula="of:=[.H7]*331/1000" office:value-type="float" office:value="1.19491" calcext:value-type="float">
            <text:p>1,19491</text:p>
          </table:table-cell>
          <table:table-cell table:formula="of:=[.H7]*431/1000" office:value-type="float" office:value="1.55591" calcext:value-type="float">
            <text:p>1,555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,12</text:p>
          </table:table-cell>
          <table:table-cell table:formula="of:=[.N7]*1000/[.M7]" office:value-type="float" office:value="224" calcext:value-type="float">
            <text:p>224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083" calcext:value-type="float">
            <text:p>2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0.0148*[.B8]-0.747" office:value-type="float" office:value="-0.00700000000000001" calcext:value-type="float">
            <text:p>-0,007</text:p>
          </table:table-cell>
          <table:table-cell table:formula="of:=[.C8]*[.$D$2]" office:value-type="float" office:value="-3.017" calcext:value-type="float">
            <text:p>-3,01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5.52" calcext:value-type="float">
            <text:p>5,52</text:p>
          </table:table-cell>
          <table:table-cell table:formula="of:=[.H8]*331/1000" office:value-type="float" office:value="1.82712" calcext:value-type="float">
            <text:p>1,82712</text:p>
          </table:table-cell>
          <table:table-cell table:formula="of:=[.H8]*431/1000" office:value-type="float" office:value="2.37912" calcext:value-type="float">
            <text:p>2,379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,52</text:p>
          </table:table-cell>
          <table:table-cell table:formula="of:=[.N8]*1000/[.M8]" office:value-type="float" office:value="173.333333333333" calcext:value-type="float">
            <text:p>173,3333333333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0.0148*[.B9]-0.747" office:value-type="float" office:value="3.101" calcext:value-type="float">
            <text:p>3,101</text:p>
          </table:table-cell>
          <table:table-cell table:formula="of:=[.C9]*[.$D$2]" office:value-type="float" office:value="1336.531" calcext:value-type="float">
            <text:p>1336,53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ROUND(0.0183615354*[.G9]-0.9036184771;2)" office:value-type="float" office:value="7.36" calcext:value-type="float">
            <text:p>7,36</text:p>
          </table:table-cell>
          <table:table-cell table:formula="of:=[.H9]*331/1000" office:value-type="float" office:value="2.43616" calcext:value-type="float">
            <text:p>2,43616</text:p>
          </table:table-cell>
          <table:table-cell table:formula="of:=[.H9]*431/1000" office:value-type="float" office:value="3.17216" calcext:value-type="float">
            <text:p>3,17216</text:p>
          </table:table-cell>
          <table:table-cell table:number-columns-repeated="7"/>
          <table:table-cell office:value-type="float" office:value="335" calcext:value-type="float">
            <text:p>335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0.0148*[.B10]-0.747" office:value-type="float" office:value="7.393" calcext:value-type="float">
            <text:p>7,3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ROUND(0.0183615354*[.G10]-0.9036184771;2)" office:value-type="float" office:value="8.28" calcext:value-type="float">
            <text:p>8,28</text:p>
          </table:table-cell>
          <table:table-cell table:formula="of:=[.H10]*331/1000" office:value-type="float" office:value="2.74068" calcext:value-type="float">
            <text:p>2,74068</text:p>
          </table:table-cell>
          <table:table-cell table:formula="of:=[.H10]*431/1000" office:value-type="float" office:value="3.56868" calcext:value-type="float">
            <text:p>3,568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[.H11]*331/1000" office:value-type="float" office:value="3.641" calcext:value-type="float">
            <text:p>3,641</text:p>
          </table:table-cell>
          <table:table-cell table:formula="of:=[.H11]*431/1000" office:value-type="float" office:value="4.741" calcext:value-type="float">
            <text:p>4,741</text:p>
          </table:table-cell>
          <table:table-cell table:number-columns-repeated="6"/>
          <table:table-cell table:style-name="ce2" office:value-type="string" calcext:value-type="string">
            <text:p>interpoliert</text:p>
          </table:table-cell>
          <table:table-cell office:value-type="float" office:value="450" calcext:value-type="float">
            <text:p>450</text:p>
          </table:table-cell>
          <table:table-cell table:formula="of:=8.6633986928*[.R11]-377.9428104575" office:value-type="float" office:value="3520.5866013025" calcext:value-type="float">
            <text:p>3520,586601302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" office:value-type="string" calcext:value-type="string">
            <text:p>interpoliert</text:p>
          </table:table-cell>
          <table:table-cell office:value-type="float" office:value="500" calcext:value-type="float">
            <text:p>500</text:p>
          </table:table-cell>
          <table:table-cell table:formula="of:=8.6633986928*[.R12]-377.9428104575" office:value-type="float" office:value="3953.7565359425" calcext:value-type="float">
            <text:p>3953,7565359425</text:p>
          </table:table-cell>
          <table:table-cell table:style-name="ce4" office:value-type="string" calcext:value-type="string" table:number-columns-spanned="2" table:number-rows-spanned="1">
            <text:p>Abschalttemperatur</text:p>
          </table:table-cell>
          <table:covered-table-cell/>
        </table:table-row>
        <table:table-row table:style-name="ro1">
          <table:table-cell table:number-columns-repeated="17"/>
          <table:table-cell office:value-type="float" office:value="430" calcext:value-type="float">
            <text:p>430</text:p>
          </table:table-cell>
          <table:table-cell table:formula="of:=8.6633986928*[.R13]-377.9428104575" office:value-type="float" office:value="3347.3186274465" calcext:value-type="float">
            <text:p>3347,3186274465</text:p>
          </table:table-cell>
          <table:table-cell table:number-columns-repeated="2"/>
        </table:table-row>
        <table:table-row table:style-name="ro1" table:number-rows-repeated="26">
          <table:table-cell table:number-columns-repeated="21"/>
        </table:table-row>
        <table:table-row table:style-name="ro1">
          <table:table-cell/>
          <table:table-cell office:value-type="string" calcext:value-type="string">
            <text:p>Messung neue Hardware (OPA) 27.06.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Temp [°C]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62" calcext:value-type="float">
            <text:p>1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87" calcext:value-type="float">
            <text:p>1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12" calcext:value-type="float">
            <text:p>2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247" calcext:value-type="float">
            <text:p>2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11:11:29.036198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4:06:29.624781108</meta:creation-date>
    <dc:date>2015-06-27T11:38:42.995472610</dc:date>
    <meta:editing-duration>PT3H13M11S</meta:editing-duration>
    <meta:editing-cycles>6</meta:editing-cycles>
    <meta:generator>LibreOffice/4.4.3.2$Linux_X86_64 LibreOffice_project/40m0$Build-2</meta:generator>
    <meta:document-statistic meta:table-count="1" meta:cell-count="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5" svg:x="0.319cm" svg:y="0.18cm" svg:width="11.264cm" svg:height="8.645cm">
          <chartooo:coordinate-region svg:x="1.046cm" svg:y="0.379cm" svg:width="10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B3:Sheet1.B5</svg:desc>
                </draw:g>
              </table:table-cell>
              <table:table-cell office:value-type="float" office:value="2.95">
                <text:p>2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.43">
                <text:p>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G5:Sheet1.H8" svg:x="0.319cm" svg:y="0.18cm" svg:width="11.264cm" svg:height="8.645cm">
          <chartooo:coordinate-region svg:x="0.755cm" svg:y="0.379cm" svg:width="10.5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8" chart:class="chart:scatter">
            <chart:domain table:cell-range-address="Sheet1.G5:Sheet1.G8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G5:Sheet1.G8</svg:desc>
                </draw:g>
              </table:table-cell>
              <table:table-cell office:value-type="float" office:value="2.15">
                <text:p>2.15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">
                <text:p>24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R6:Sheet1.S9" svg:x="0.32cm" svg:y="0.18cm" svg:width="11.264cm" svg:height="8.64cm">
          <chartooo:coordinate-region svg:x="1.312cm" svg:y="0.379cm" svg:width="9.9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6:Sheet1.S9" chart:class="chart:scatter">
            <chart:domain table:cell-range-address="Sheet1.R6:Sheet1.R9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heet1.R6:Sheet1.R9</svg:desc>
                </draw:g>
              </table:table-cell>
              <table:table-cell office:value-type="float" office:value="1918">
                <text:p>1918</text:p>
                <draw:g>
                  <svg:desc>Sheet1.S6:Sheet1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">
                <text:p>28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">
                <text:p>308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">
                <text:p>335</text:p>
              </table:table-cell>
              <table:table-cell office:value-type="float" office:value="2525">
                <text:p>2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905cm" svg:y="3.955cm" style:legend-expansion="high" chart:style-name="ch2"/>
        <chart:plot-area chart:style-name="ch3" table:cell-range-address="Sheet1.B44:Sheet1.C48" svg:x="0.32cm" svg:y="0.18cm" svg:width="11.265cm" svg:height="8.646cm">
          <chartooo:coordinate-region svg:x="1.127cm" svg:y="0.379cm" svg:width="10.17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4:Sheet1.C48" chart:class="chart:scatter">
            <chart:domain table:cell-range-address="Sheet1.B44:Sheet1.B48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">
                <text:p>367</text:p>
                <draw:g>
                  <svg:desc>Sheet1.B44:Sheet1.B48</svg:desc>
                </draw:g>
              </table:table-cell>
              <table:table-cell office:value-type="float" office:value="212">
                <text:p>212</text:p>
                <draw:g>
                  <svg:desc>Sheet1.C44:Sheet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">
                <text:p>4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9">
                <text:p>52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6">
                <text:p>6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